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fill-color="#ffffff" fo:min-height="0.713cm"/>
    </style:style>
    <style:style style:name="gr4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1cm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family="'Albany AMT'" style:font-pitch="variable" fo:font-size="12pt"/>
    </style:style>
    <style:style style:name="T1" style:family="text">
      <style:text-properties fo:font-size="12pt"/>
    </style:style>
    <style:style style:name="T2" style:family="text">
      <style:text-properties fo:font-family="'Albany AMT'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053cm" svg:height="0.574cm" svg:x="5.247cm" svg:y="9.006cm">
          <text:p/>
        </draw:rect>
        <draw:rect draw:style-name="gr1" draw:text-style-name="P1" draw:layer="layout" svg:width="11.087cm" svg:height="0.924cm" svg:x="5.196cm" svg:y="7.301cm">
          <text:p/>
        </draw:rect>
        <draw:rect draw:style-name="gr1" draw:text-style-name="P1" draw:layer="layout" svg:width="11.154cm" svg:height="0.968cm" svg:x="5.131cm" svg:y="5.37cm">
          <text:p/>
        </draw:rect>
        <draw:g>
          <draw:rect draw:style-name="gr2" draw:text-style-name="P1" draw:layer="layout" svg:width="5.294cm" svg:height="0.64cm" svg:x="8.349cm" svg:y="5.569cm">
            <text:p/>
          </draw:rect>
          <draw:frame draw:style-name="gr3" draw:text-style-name="P2" draw:layer="layout" svg:width="12.868cm" svg:height="0.963cm" svg:x="7.002cm" svg:y="5.472cm">
            <draw:text-box>
              <text:p text:style-name="P2"><text:span text:style-name="T1">succ( <text:s/>add(succ(0), succ(succ(0)) <text:s/>) </text:span></text:p>
            </draw:text-box>
          </draw:frame>
        </draw:g>
        <draw:g>
          <draw:rect draw:style-name="gr2" draw:text-style-name="P1" draw:layer="layout" svg:width="4.229cm" svg:height="0.485cm" svg:x="9.076cm" svg:y="7.53cm">
            <text:p/>
          </draw:rect>
          <draw:frame draw:style-name="gr3" draw:text-style-name="P2" draw:layer="layout" svg:width="11.557cm" svg:height="0.963cm" svg:x="6.804cm" svg:y="7.361cm">
            <draw:text-box>
              <text:p text:style-name="P2"><text:span text:style-name="T1">succ(succ( add(0, succ(succ(0))) <text:s/>))</text:span></text:p>
            </draw:text-box>
          </draw:frame>
        </draw:g>
        <draw:frame draw:style-name="gr3" draw:text-style-name="P2" draw:layer="layout" svg:width="8.603cm" svg:height="0.963cm" svg:x="7.745cm" svg:y="8.98cm">
          <draw:text-box>
            <text:p text:style-name="P2"><text:span text:style-name="T1">succ(succ(succ(succ(0))))</text:span></text:p>
          </draw:text-box>
        </draw:frame>
        <draw:line draw:style-name="gr4" draw:text-style-name="P1" draw:layer="layout" svg:x1="10.684cm" svg:y1="4.066cm" svg:x2="10.676cm" svg:y2="5.371cm">
          <text:p/>
        </draw:line>
        <draw:frame draw:style-name="gr5" draw:text-style-name="P3" draw:layer="layout" svg:width="1.687cm" svg:height="0.725cm" svg:x="11.312cm" svg:y="4.533cm">
          <draw:text-box>
            <text:p text:style-name="P2"><text:span text:style-name="T1">[add2]</text:span></text:p>
          </draw:text-box>
        </draw:frame>
        <draw:frame draw:style-name="gr5" draw:text-style-name="P3" draw:layer="layout" svg:width="1.687cm" svg:height="0.725cm" svg:x="11.461cm" svg:y="6.483cm">
          <draw:text-box>
            <text:p text:style-name="P2"><text:span text:style-name="T1">[add2]</text:span></text:p>
          </draw:text-box>
        </draw:frame>
        <draw:frame draw:style-name="gr5" draw:text-style-name="P3" draw:layer="layout" svg:width="1.687cm" svg:height="0.725cm" svg:x="11.553cm" svg:y="8.315cm">
          <draw:text-box>
            <text:p text:style-name="P2"><text:span text:style-name="T1">[add1]</text:span></text:p>
          </draw:text-box>
        </draw:frame>
        <draw:rect draw:style-name="gr6" draw:text-style-name="P4" draw:layer="layout" svg:width="11.188cm" svg:height="0.742cm" svg:x="5.178cm" svg:y="3.806cm">
          <text:p text:style-name="P4"><text:span text:style-name="T2">add(succ(succ(0)), succ(succ(0))) </text:span></text:p>
        </draw:rect>
        <draw:line draw:style-name="gr4" draw:text-style-name="P1" draw:layer="layout" svg:x1="10.773cm" svg:y1="6.209cm" svg:x2="10.773cm" svg:y2="7.257cm">
          <text:p/>
        </draw:line>
        <draw:line draw:style-name="gr4" draw:text-style-name="P1" draw:layer="layout" svg:x1="10.903cm" svg:y1="8.047cm" svg:x2="10.902cm" svg:y2="8.9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29T23:27:37</meta:creation-date>
    <dc:date>2006-10-01T01:23:40</dc:date>
    <dc:language>en-US</dc:language>
    <meta:editing-cycles>6</meta:editing-cycles>
    <meta:editing-duration>P1DT0H1M21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